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code" style:display-name="code">
      <style:paragraph-properties fo:margin-right="0pt" style:line-spacing="4pt" fo:margin-top="0pt" fo:text-align="left" fo:orphans="0" fo:margin-left="36pt" fo:margin-bottom="0pt" fo:padding="0ptpt" fo:text-indent="0pt" fo:widows="1"/>
      <style:text-properties fo:color="#000000" style:font-name="Courier" fo:text-transform="None" fo:font-size="8.0"/>
    </style:style>
  </office:automatic-styles>
  <office:body>
    <office:text text:use-soft-page-breaks="true">
      <text:p text:style-name="Title"><text:span text:style-name="T1">&lt;paraStyle&gt;</text:span><text:span text:style-name="T2"> Tag Demo</text:span></text:p>
      <text:p text:style-name="Normal"><text:span text:style-name="T3">This is a paragraph has lotsa weird white spacing. Also TABS! Do NOT remove those! Those shall be squashed to single space. </text:span></text:p>
      <text:p text:style-name="Normal"><text:span text:style-name="T4">Unless the spaces are in a pre or xpre tag </text:span></text:p>
      <text:p text:style-name="code"><text:span text:style-name="T5">style="code"&gt;Preformatted &lt;b&gt;text&lt;/b&gt; only.<text:s text:c="2"/></text:span></text:p>
      <text:p text:style-name="Normal"><text:span text:style-name="T6">Preformatted with </text:span><text:span text:style-name="T7">markup</text:span><text:span text:style-name="T8">.</text:span></text:p>
      <text:p text:style-name="code"><text:span text:style-name="T9">&lt;paraStyle name=" style.Heading1"</text:span></text:p>
      <text:p text:style-name="code"><text:span text:style-name="T10"><text:s text:c="4"/>parent="<text:s text:c="2"/>style.Heading1"</text:span></text:p>
      <text:p text:style-name="code"><text:span text:style-name="T11"><text:s text:c="4"/>textColor="red<text:s text:c="4"/>"</text:span></text:p>
      <text:p text:style-name="code"><text:span text:style-name="T12">/&gt;</text:span></text:p>
      <text:p text:style-name="code"><text:span text:style-name="T13">&lt;paraStyle name=" style.Heading1"</text:span></text:p>
      <text:p text:style-name="code"><text:span text:style-name="T14"><text:s text:c="4"/>parent="<text:s text:c="2"/>style.Heading1"</text:span></text:p>
      <text:p text:style-name="code"><text:span text:style-name="T15"><text:s text:c="4"/>textColor="red<text:s text:c="4"/>"</text:span></text:p>
      <text:p text:style-name="code"><text:span text:style-name="T16">/&gt;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 fo:font-style="italic"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